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487cm" style:rel-column-width="1410*"/>
    </style:style>
    <style:style style:name="Table1.B" style:family="table-column">
      <style:table-column-properties style:column-width="1.852cm" style:rel-column-width="1050*"/>
    </style:style>
    <style:style style:name="Table1.C" style:family="table-column">
      <style:table-column-properties style:column-width="1.984cm" style:rel-column-width="1125*"/>
    </style:style>
    <style:style style:name="Table1.E" style:family="table-column">
      <style:table-column-properties style:column-width="8.784cm" style:rel-column-width="498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break-before="page"/>
      <style:text-properties style:font-name="Arial"/>
    </style:style>
    <style:style style:name="T1" style:family="text">
      <style:text-properties style:font-name="Courier New"/>
    </style:style>
    <style:style style:name="T2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rso de Física Computacional.</text:p>
      <text:p text:style-name="Standard"/>
      <text:p text:style-name="Standard">PROGRAMA: TABLA DE DIFERENCIAS HACIA ADELANTE.</text:p>
      <text:p text:style-name="Standard"/>
      <text:p text:style-name="Standard">Variables:</text:p>
      <text:p text:style-name="Standard">X<text:span text:style-name="T2">0</text:span> <text:s/>= valor inicial de los puntos de la malla.</text:p>
      <text:p text:style-name="Standard">H = tamaño del intervalo h = x<text:span text:style-name="T2">i+1</text:span> – x<text:span text:style-name="T2">i</text:span></text:p>
      <text:p text:style-name="Standard"/>
      <text:p text:style-name="Standard"><text:tab/><text:span text:style-name="T1">DIMENSION F(0:10,0:10), X(0:10)</text:span></text:p>
      <text:p text:style-name="Standard"><text:span text:style-name="T1">15<text:tab/>PRINT *</text:span></text:p>
      <text:p text:style-name="Standard"><text:span text:style-name="T1">20<text:tab/>PRINT *,”Tabla de diferencias hacia adelante”</text:span></text:p>
      <text:p text:style-name="P1"><text:span text:style-name="T1"><text:tab/>PRINT *, “----------------------------------------------------”</text:span></text:p>
      <text:p text:style-name="P1">!<text:tab/>NI es el orden máximo; NI+1 es el número de datos</text:p>
      <text:p text:style-name="P1"><text:tab/>DATA NI /6/</text:p>
      <text:p text:style-name="P1"><text:tab/>DATA (X(I), I=0,6) / 1, 3, 5, 7, 9, 11, 13/</text:p>
      <text:p text:style-name="P1"><text:tab/>DATA (F(I,0), I=0,6) /1.0, 0.5, 0.3333333, 0.25, 0.2, 0.1666666, <text:tab/><text:tab/><text:tab/><text:tab/><text:tab/><text:tab/>0.14285714/</text:p>
      <text:p text:style-name="P1"><text:tab/></text:p>
      <text:p text:style-name="P1"><text:tab/>DO K=1, NI</text:p>
      <text:p text:style-name="P1"><text:tab/><text:tab/>J= NI – K</text:p>
      <text:p text:style-name="P1"><text:tab/><text:tab/>DO I= 0, J</text:p>
      <text:p text:style-name="P1"><text:tab/><text:tab/><text:tab/>F(I,K)= F(I+1,K-1)-F(I,K-1)</text:p>
      <text:p text:style-name="P1"><text:tab/><text:tab/>END DO</text:p>
      <text:p text:style-name="P1"><text:tab/>END DO</text:p>
      <text:p text:style-name="P1"><text:tab/>PRINT *</text:p>
      <text:p text:style-name="P1"><text:tab/>PRINT *, “<text:tab/><text:tab/><text:tab/><text:tab/>DIFERENCIAS DE ORDEN<text:tab/><text:tab/> “</text:p>
      <text:p text:style-name="P1"><text:tab/>PRINT *, “I<text:tab/>X(I)<text:tab/><text:tab/>F(I)<text:tab/>N=1<text:tab/><text:tab/>2<text:tab/>3<text:tab/>4<text:tab/>5<text:tab/>6”</text:p>
      <text:p text:style-name="P1"><text:tab/>PRINT *, “ <text:s text:c="18"/>---------------------------------”</text:p>
      <text:p text:style-name="P1"><text:tab/>DO I= 0, NI</text:p>
      <text:p text:style-name="P1"><text:tab/><text:tab/>J = NI – I</text:p>
      <text:p text:style-name="P1"><text:tab/><text:tab/>PRINT 440, I,X(I), (F(I,K), K=0,J)</text:p>
      <text:p text:style-name="P1"><text:tab/><text:tab/>PRINT *</text:p>
      <text:p text:style-name="P1"><text:tab/>END DO</text:p>
      <text:p text:style-name="P1">400 <text:tab/>PRINT *</text:p>
      <text:p text:style-name="P1">440<text:tab/>FORMAT (1X,I2, 8F9.5)</text:p>
      <text:p text:style-name="P1"><text:tab/>END</text:p>
      <text:p text:style-name="P1"/>
      <text:p text:style-name="P1"/>
      <text:p text:style-name="P5">Opciones de formato de salida en <text:s/>Fortran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Tipo</text:p>
          </table:table-cell>
          <table:table-cell table:style-name="Table1.A1" office:value-type="string">
            <text:p text:style-name="P2">Sintaxis</text:p>
          </table:table-cell>
          <table:table-cell table:style-name="Table1.A1" office:value-type="string">
            <text:p text:style-name="P2">Ejemplo</text:p>
          </table:table-cell>
          <table:table-cell table:style-name="Table1.A1" office:value-type="string">
            <text:p text:style-name="P2">Datos</text:p>
          </table:table-cell>
          <table:table-cell table:style-name="Table1.E1" office:value-type="string">
            <text:p text:style-name="P2">Descripción</text:p>
          </table:table-cell>
        </table:table-row>
        <table:table-row>
          <table:table-cell table:style-name="Table1.A2" office:value-type="string">
            <text:p text:style-name="P2">Integer</text:p>
          </table:table-cell>
          <table:table-cell table:style-name="Table1.A2" office:value-type="string">
            <text:p text:style-name="P2">Niw</text:p>
          </table:table-cell>
          <table:table-cell table:style-name="Table1.A2" office:value-type="string">
            <text:p text:style-name="P2">2i4</text:p>
          </table:table-cell>
          <table:table-cell table:style-name="Table1.A2" office:value-type="string">
            <text:p text:style-name="P2">1234,-12</text:p>
          </table:table-cell>
          <table:table-cell table:style-name="Table1.E2" office:value-type="string">
            <text:p text:style-name="P2">n es el número de enteros por leer, w el número total de caracteres contando el signo</text:p>
          </table:table-cell>
        </table:table-row>
        <table:table-row>
          <table:table-cell table:style-name="Table1.A2" office:value-type="string">
            <text:p text:style-name="P2">Real</text:p>
          </table:table-cell>
          <table:table-cell table:style-name="Table1.A2" office:value-type="string">
            <text:p text:style-name="P2">Nfw.d</text:p>
          </table:table-cell>
          <table:table-cell table:style-name="Table1.A2" office:value-type="string">
            <text:p text:style-name="P2">2f8.3</text:p>
          </table:table-cell>
          <table:table-cell table:style-name="Table1.A2" office:value-type="string">
            <text:p text:style-name="P2">1234.678,</text:p>
            <text:p text:style-name="P2">-234.678</text:p>
          </table:table-cell>
          <table:table-cell table:style-name="Table1.E2" office:value-type="string">
            <text:p text:style-name="P2">n es el número de reales por leer, w es el número total de caracteres incluyendo el punto decimal y el signo, d es el número de cifras después del punto.</text:p>
          </table:table-cell>
        </table:table-row>
        <table:table-row>
          <table:table-cell table:style-name="Table1.A2" office:value-type="string">
            <text:p text:style-name="P2">Character</text:p>
          </table:table-cell>
          <table:table-cell table:style-name="Table1.A2" office:value-type="string">
            <text:p text:style-name="P2">nAw</text:p>
          </table:table-cell>
          <table:table-cell table:style-name="Table1.A2" office:value-type="string">
            <text:p text:style-name="P2">2A6</text:p>
          </table:table-cell>
          <table:table-cell table:style-name="Table1.A2" office:value-type="string">
            <text:p text:style-name="P2">“abcdef”, “qwerty”</text:p>
          </table:table-cell>
          <table:table-cell table:style-name="Table1.E2" office:value-type="string">
            <text:p text:style-name="P2">n es el número de palabras a leer y w el número de caracteres en cada palabra.</text:p>
          </table:table-cell>
        </table:table-row>
        <table:table-row>
          <table:table-cell table:style-name="Table1.A2" office:value-type="string">
            <text:p text:style-name="P2">Espacios</text:p>
          </table:table-cell>
          <table:table-cell table:style-name="Table1.A2" office:value-type="string">
            <text:p text:style-name="P2">nX</text:p>
          </table:table-cell>
          <table:table-cell table:style-name="Table1.A2" office:value-type="string">
            <text:p text:style-name="P2">2X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n es el número total de espacios en blanco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. en C. Gustavo Contreras Mayén</meta:initial-creator>
    <meta:creation-date>2008-09-11T17:10:59</meta:creation-date>
    <dc:creator>M. en C. Gustavo Contreras Mayén</dc:creator>
    <dc:date>2008-09-15T14:06:54</dc:date>
    <meta:editing-cycles>7</meta:editing-cycles>
    <meta:editing-duration>PT36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58" meta:word-count="262" meta:character-count="1393"/>
  </office:meta>
</office:document-meta>
</file>